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/>
      <style:text-properties style:font-name="Ubuntu" fo:font-size="14pt" officeooo:paragraph-rsid="00160d56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8c83a" officeooo:paragraph-rsid="001a2b3f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8c83a" officeooo:paragraph-rsid="001e87de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8c83a" officeooo:paragraph-rsid="00266520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c631d" officeooo:paragraph-rsid="001c631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c631d" officeooo:paragraph-rsid="001d10a6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d10a6" officeooo:paragraph-rsid="001d10a6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e87de" officeooo:paragraph-rsid="00266520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fb3f4" officeooo:paragraph-rsid="001fb3f4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5b9bb" officeooo:paragraph-rsid="0025b9bb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656ce" officeooo:paragraph-rsid="002656ce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66520" officeooo:paragraph-rsid="00266520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d10a6" officeooo:paragraph-rsid="001d10a6" fo:background-color="#dddddd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656ce" officeooo:paragraph-rsid="002656ce" fo:background-color="#dddddd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fo:font-weight="bold" officeooo:rsid="00216b0c" officeooo:paragraph-rsid="00216b0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9" style:family="paragraph" style:parent-style-name="Standard">
      <style:paragraph-properties fo:line-height="150%"/>
      <style:text-properties fo:color="#000000" loext:opacity="100%" style:font-name="Ubuntu" fo:font-size="14pt" fo:font-weight="normal" officeooo:rsid="00216b0c" officeooo:paragraph-rsid="00216b0c" fo:background-color="#dddddd" style:font-size-asian="14pt" style:font-size-complex="14pt"/>
    </style:style>
    <style:style style:name="P20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21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216b0c" fo:background-color="#dddddd" style:font-size-asian="14pt" style:font-size-complex="14pt"/>
    </style:style>
    <style:style style:name="P22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T1" style:family="text">
      <style:text-properties officeooo:rsid="00160d56"/>
    </style:style>
    <style:style style:name="T2" style:family="text">
      <style:text-properties officeooo:rsid="0017f5f8"/>
    </style:style>
    <style:style style:name="T3" style:family="text">
      <style:text-properties officeooo:rsid="001a2b3f"/>
    </style:style>
    <style:style style:name="T4" style:family="text">
      <style:text-properties officeooo:rsid="001d10a6"/>
    </style:style>
    <style:style style:name="T5" style:family="text">
      <style:text-properties fo:background-color="#dddddd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fo:font-weight="normal" fo:background-color="#dddddd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2656ce"/>
    </style:style>
    <style:style style:name="T10" style:family="text">
      <style:text-properties officeooo:rsid="002665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nejo de Dados</text:h>
      <text:p text:style-name="P2"><text:span text:style-name="T1">Os dados dentro de um site sempre trafegam entre frontend e backend, geralmente o frontend é um leitor de dados, ou seja, vai receber os dados de algum lugar (backend ou outra API), vai le-</text:span><text:span text:style-name="T2">los</text:span><text:span text:style-name="T1"> e mostrar de uma forma mais amigavel, </text:span><text:span text:style-name="T2">por isso, manipulação de dados é o que faz um site ser utilizavel pro maior numero de pessoas possível.</text:span></text:p>
      <text:p text:style-name="P4">Para capturar dados externos sempre será necessario usar <text:span text:style-name="T3">o metodo fetch() e o .json(), enquanto o fetch tras os dados o .json interpreta. Tambem é preciso o async e await, eles vão esperar os dados serem trazidos e interpretados para depois fazer a aplicação de algo</text:span></text:p>
      <text:p text:style-name="P17">Ex:</text:p>
      <text:p text:style-name="P19">const api_url = 'http://fakestoreapi.com/products'</text:p>
      <text:p text:style-name="P22"/>
      <text:p text:style-name="P20">async function getData() {</text:p>
      <text:p text:style-name="P20"><text:span text:style-name="T8"><text:s text:c="5"/></text:span>const response = await fetch(api_url)</text:p>
      <text:p text:style-name="P21"><text:span text:style-name="T8"><text:s text:c="5"/></text:span>const data = await response.json()</text:p>
      <text:p text:style-name="P22"/>
      <text:p text:style-name="P21"><text:span text:style-name="T8"><text:s text:c="5"/></text:span>console.log(data)</text:p>
      <text:p text:style-name="P20">}</text:p>
      <text:p text:style-name="P3"><text:span text:style-name="T7">getData()</text:span></text:p>
      <text:p text:style-name="P4">_____________________________________________________________________</text:p>
      <text:p text:style-name="P8">Para manipular dados não é indicado usar apenas arrays, pois ele possui diversos metodos que permitem fazer alterações indesejadas, por isso é indicado usar o objeto Set no array de dados, <text:span text:style-name="T4">outra vantagem do set é não deixar entrar valores repetidos no array:</text:span></text:p>
      <text:p text:style-name="P15">const dados = new Set( [ <text:s/>] ) </text:p>
      <text:p text:style-name="P7"/>
      <text:p text:style-name="P9">Para adicionar conteudo em um Set é preciso usar o add: <text:span text:style-name="T5">dados.add( <text:s/>) </text:span></text:p>
      <text:p text:style-name="P4"/>
      <text:p text:style-name="P9"><text:soft-page-break/>Para transformar um Set de volta em um array basta digitar: </text:p>
      <text:p text:style-name="P15">const array = Array.from(dados) </text:p>
      <text:p text:style-name="P5"/>
      <text:p text:style-name="P11">Esse processo de conversão vai deixar o codigo mais legivel e simples, já que será usado diversas vezes algo padrão da linguagem</text:p>
      <text:p text:style-name="P5"/>
      <text:p text:style-name="P11"><text:span text:style-name="T6">Obs: </text:span>O set não vai servir para objetos, já que ele não consegue comparar para ver se é repetido etc…</text:p>
      <text:p text:style-name="P5"/>
      <text:p text:style-name="P12">Para <text:span text:style-name="T9">negar</text:span> objetos repetidos:</text:p>
      <text:p text:style-name="P16">const listaDeUsuarios = new Map()</text:p>
      <text:p text:style-name="P16">listaDeUsuarios.set(‘devsoutinho’, {name: ‘rafael’, username: ‘devsoutinho’})</text:p>
      <text:p text:style-name="P5"/>
      <text:p text:style-name="P13">Não será mais possível adicionar (com o set) o objeto que possui o username devsoutinho, vai evitar a duplicata baseado em um criterio</text:p>
      <text:p text:style-name="P13">Serve para cadastrar vários itens em uma lista, to do list com algum criterio de identificador etc.</text:p>
      <text:p text:style-name="P13">O Map vai guardar uma referencia e baseado nela vai <text:span text:style-name="T10">fazer a verificação</text:span></text:p>
      <text:p text:style-name="P5">__________________________________</text:p>
      <text:p text:style-name="P10">outras estruturas de dados (igual ao Set) <text:span text:style-name="T10">(conceitos)</text:span>: fila, pilha, <text:span text:style-name="T10">firstin, firstout, lastin, lastout</text:span></text:p>
      <text:p text:style-name="P6">__________________________________</text:p>
      <text:p text:style-name="P14"><text:span text:style-name="T6">dica livro:</text:span> Entendendo algoritmos (um guia ilustrado para programadores e outros curiosos)</text:p>
      <text:p text:style-name="P5">_____________________________________________________________________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08:10:26.470802361</meta:creation-date>
    <dc:date>2023-02-04T19:09:34.026980021</dc:date>
    <meta:editing-duration>PT2H2M4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350" meta:character-count="2326" meta:non-whitespace-character-count="1985"/>
  </office:meta>
</office:document-meta>
</file>